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129779" officeooo:paragraph-rsid="00129779"/>
    </style:style>
    <style:style style:name="P2" style:family="paragraph" style:parent-style-name="Preformatted_20_Text">
      <style:text-properties officeooo:paragraph-rsid="0013e24f"/>
    </style:style>
    <style:style style:name="T1" style:family="text">
      <style:text-properties officeooo:rsid="00129779"/>
    </style:style>
    <style:style style:name="T2" style:family="text">
      <style:text-properties officeooo:rsid="0013e24f"/>
    </style:style>
    <style:style style:name="T3" style:family="text">
      <style:text-properties officeooo:rsid="001554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ext:p text:style-name="Preformatted_20_Text"/>
      <text:p text:style-name="P1">Tarea no entregable, se corrige en clase.</text:p>
      <text:p text:style-name="P1"/>
      <text:p text:style-name="Preformatted_20_Text">Elabore un diagrama E/R para <text:span text:style-name="T2">los</text:span> siguiente<text:span text:style-name="T2">s</text:span> supuesto:</text:p>
      <text:p text:style-name="Preformatted_20_Text"/>
      <text:p text:style-name="P2"><text:span text:style-name="T2">1. </text:span>Cada alumno tiene asignado un <text:span text:style-name="T1">ú</text:span>nico ordenador durante el curso acadÃ©mico. Un mismo ordenador se puede compartir entre varios alumnos, aunque hay ordenadores que no se han asignado a ning<text:span text:style-name="T1">ú</text:span>n alumno. Cada ordenador est<text:span text:style-name="T1">á</text:span> en un aula. En un aula hay varios ordenadores, y no hay aulas sin ordenador. Los ordenadores pueden cambiar de aula encada curso acad<text:span text:style-name="T1">é</text:span>mico. Interesa que el modelo refleje los ordenadores que se han ido asignando a cada alumno en cada curso acad<text:span text:style-name="T1">é</text:span>mico, as<text:span text:style-name="T1">í</text:span> como las aulas en las que han estado.</text:p>
      <text:p text:style-name="P2"/>
      <text:p text:style-name="P2"/>
      <text:p text:style-name="P2"/>
      <text:p text:style-name="P2"/>
      <text:p text:style-name="P2"><text:span text:style-name="T2">2. </text:span>Cada alumno tiene asignado un ordenador. Un mismo ordenador se puede compartir entre varios alumnos, aunque hay ordenadores que no se han asignado a ningún alumno. Cada ordenador tiene instalado uno o más programas identificados por su t<text:span text:style-name="T2">ítul</text:span>o. Hay programas que no se instalan en ningún ordenador, mientras que otros se instalan en varios. Interesa que el modelo represente el tiempo que emplea cada alumno con cada programa.</text:p>
      <text:p text:style-name="P2"/>
      <text:p text:style-name="P2"/>
      <text:p text:style-name="P2"><text:span text:style-name="T3">3. </text:span>Cada alumno tiene asignado un ordenador. Un mismo ordenador se puede compartir entre varios alumnos, aunque hay ordenadores que no se han asignado a ningún alumno.</text:p>
      <text:p text:style-name="P2">Cada ordenador tiene instalado uno o más programas identificados por su t<text:span text:style-name="T3">í</text:span>tu<text:span text:style-name="T3">l</text:span>o. Hay programas que no se instalan en ningún ordenador, mientras que otros se instalan en varios. Interesa que el modelo represente el tiempo que emplea cada alumno con cada programa.</text:p>
      <text:p text:style-name="P2"/>
      <text:p text:style-name="P2"/>
      <text:p text:style-name="P2"><text:span text:style-name="T3">4. </text:span>Un administrador de fincas gestiona varios edificios de oficinas. Cada uno de ellos tiene un nombre y dirección, y se divide en oficinas. cada oficina tiene un n<text:span text:style-name="T3">ú</text:span>mero único den<text:span text:style-name="T3">t</text:span>ro del edificio, aunque esa numeración se suele repetir de edificio a edificio. El administrador debe conocer <text:span text:style-name="T3">l</text:span>a empresa propietaria de cada oficina, caracterizada por su nombre y su CIF. Todas las empresas tienen al menos una oficina (aunque pueden tener más, en el mismo o en diferentes edificios). Hay oficinas que no pertenecen a ninguna empresa.</text:p>
      <text:p text:style-name="P2"/>
      <text:p text:style-name="P2"><text:span text:style-name="T3">5. </text:span>Una empresa de construcción tiene multitud de empleados. Todos ellos se caracterizan por su DNI, nombre y sueldo. Los empleados pueden ser jefes de algunos otros emp<text:span text:style-name="T3">l</text:span>ea<text:span text:style-name="T3">d</text:span>os, aunque hay empleados que no son jefes de nadie, y también hay empleados que no tienen jefe. A <text:span text:style-name="T3">l</text:span>o sumo, un empleado puede tener un jefe.</text:p>
      <text:p text:style-name="P2"/>
      <text:p text:style-name="P2">Los oficinistas, de los que además de los datos anteriores interesa conocer su titulación,están asignados a una oficina, existiendo varias distribuidas en diversos edificios. Cada uno de ellos tiene un nombre y dirección, y se divide en oficinas. Las oficinas <text:span text:style-name="T3">ti</text:span>enen un n<text:span text:style-name="T3">ú</text:span>mero único dentro del edificio, aunque esa numeración se suele repetir de edificio <text:span text:style-name="T3">en e</text:span>dificio. Hay oficinas vacías, en las que no trabaja ningún empleado.</text:p>
      <text:p text:style-name="P2"/>
      <text:p text:style-name="P2">Los obreros, que son otro tipo de empleados, tienen siempre una obra asignada. Interesa conocer <text:span text:style-name="T3">l</text:span>a fecha en <text:span text:style-name="T3">l</text:span>a que se asigna cada obrero a una obra. En cada obra trabaja como mínimo un obrer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03T13:51:19.134000000</dc:date>
    <meta:editing-duration>PT5M42S</meta:editing-duration>
    <meta:editing-cycles>2</meta:editing-cycles>
    <meta:generator>LibreOffice/6.1.1.2$Windows_X86_64 LibreOffice_project/5d19a1bfa650b796764388cd8b33a5af1f5baa1b</meta:generator>
    <meta:document-statistic meta:table-count="0" meta:image-count="0" meta:object-count="0" meta:page-count="1" meta:paragraph-count="10" meta:word-count="483" meta:character-count="2922" meta:non-whitespace-character-count="2449"/>
  </office:meta>
</office:document-meta>
</file>